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3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Reverse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2">
          <table:table-cell office:value-type="string">
            <text:p>KiCS</text:p>
          </table:table-cell>
          <table:table-cell table:style-name="ce1" office:value-type="float" office:value="0.16">
            <text:p>0,16</text:p>
          </table:table-cell>
          <table:table-cell/>
        </table:table-row>
        <table:table-row table:style-name="ro1">
          <table:table-cell office:value-type="string">
            <text:p>KiCS2</text:p>
          </table:table-cell>
          <table:table-cell table:style-name="ce1" office:value-type="float" office:value="0.11">
            <text:p>0,11</text:p>
          </table:table-cell>
          <table:table-cell/>
        </table:table-row>
        <table:table-row table:style-name="ro1">
          <table:table-cell office:value-type="string">
            <text:p>PAKCS </text:p>
          </table:table-cell>
          <table:table-cell table:style-name="ce1" office:value-type="float" office:value="2.08">
            <text:p>2,08</text:p>
          </table:table-cell>
          <table:table-cell/>
        </table:table-row>
        <table:table-row table:style-name="ro1">
          <table:table-cell office:value-type="string">
            <text:p>MCC <text:s text:c="2"/></text:p>
          </table:table-cell>
          <table:table-cell table:style-name="ce1" office:value-type="float" office:value="0.33">
            <text:p>0,33</text:p>
          </table:table-cell>
          <table:table-cell/>
        </table:table-row>
        <table:table-row table:style-name="ro1">
          <table:table-cell office:value-type="string">
            <text:p>GHC</text:p>
          </table:table-cell>
          <table:table-cell table:style-name="ce1" office:value-type="float" office:value="0.11">
            <text:p>0,11</text:p>
          </table:table-cell>
          <table:table-cell/>
        </table:table-row>
        <table:table-row table:style-name="ro1">
          <table:table-cell office:value-type="string">
            <text:p>SICSTUS</text:p>
          </table:table-cell>
          <table:table-cell table:style-name="ce1" office:value-type="float" office:value="0.38">
            <text:p>0,38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>
            <draw:frame table:end-cell-address="Reverse.I25" table:end-x="1.646cm" table:end-y="0.026cm" draw:z-index="0" draw:style-name="gr1" svg:width="15.339cm" svg:height="6.986cm" svg:x="2.114cm" svg:y="0.238cm">
              <draw:object draw:notify-on-update-of-ranges="Reverse.A1:Reverse.A1 Reverse.B1:Reverse.B1 Reverse.A2:Reverse.A2 Reverse.B2:Reverse.B2 Reverse.A3:Reverse.A3 Reverse.B3:Reverse.B3 Reverse.A4:Reverse.A4 Reverse.B4:Reverse.B4 Reverse.A5:Reverse.A5 Reverse.B5:Reverse.B5 Reverse.A6:Reverse.A6 Reverse.B6:Reverse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 table:number-rows-repeated="19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Reverse User</text:p>
          </table:table-cell>
        </table:table-row>
      </table:table>
      <table:table table:name="ReverseHO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2">
          <table:table-cell office:value-type="string">
            <text:p>KiCS</text:p>
          </table:table-cell>
          <table:table-cell table:style-name="ce2"/>
          <table:table-cell/>
        </table:table-row>
        <table:table-row table:style-name="ro2">
          <table:table-cell office:value-type="string">
            <text:p>KiCS2 w/o HO-Optim.</text:p>
          </table:table-cell>
          <table:table-cell office:value-type="float" office:value="32.44">
            <text:p>32,44</text:p>
          </table:table-cell>
          <table:table-cell/>
        </table:table-row>
        <table:table-row table:style-name="ro1">
          <table:table-cell office:value-type="string">
            <text:p>KiCS2</text:p>
          </table:table-cell>
          <table:table-cell office:value-type="float" office:value="0.2">
            <text:p>0,2</text:p>
          </table:table-cell>
          <table:table-cell/>
        </table:table-row>
        <table:table-row table:style-name="ro1">
          <table:table-cell office:value-type="string">
            <text:p>PAKCS </text:p>
          </table:table-cell>
          <table:table-cell office:value-type="float" office:value="6.94">
            <text:p>6,94</text:p>
          </table:table-cell>
          <table:table-cell/>
        </table:table-row>
        <table:table-row table:style-name="ro1">
          <table:table-cell office:value-type="string">
            <text:p>MCC <text:s text:c="2"/></text:p>
          </table:table-cell>
          <table:table-cell office:value-type="float" office:value="0.24">
            <text:p>0,24</text:p>
          </table:table-cell>
          <table:table-cell/>
        </table:table-row>
        <table:table-row table:style-name="ro1">
          <table:table-cell office:value-type="string">
            <text:p>GHC</text:p>
          </table:table-cell>
          <table:table-cell office:value-type="float" office:value="0.22">
            <text:p>0,22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ReverseHO.I25" table:end-x="0.734cm" table:end-y="0.008cm" draw:z-index="0" draw:style-name="gr1" svg:width="13.085cm" svg:height="6.999cm" svg:x="1.198cm" svg:y="0.207cm">
              <draw:object draw:notify-on-update-of-ranges="ReverseHO.A2:ReverseHO.A2 ReverseHO.B2:ReverseHO.B2 ReverseHO.A3:ReverseHO.A3 ReverseHO.B3:ReverseHO.B3 ReverseHO.A4:ReverseHO.A4 ReverseHO.B4:ReverseHO.B4 ReverseHO.A5:ReverseHO.A5 ReverseHO.B5:ReverseHO.B5 ReverseHO.A6:ReverseHO.A6 ReverseHO.B6:ReverseHO.B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Tabelle3" table:style-name="ta1" table:print="false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KiCS2+HO</text:p>
          </table:table-cell>
          <table:table-cell office:value-type="float" office:value="2.87">
            <text:p>2,87</text:p>
          </table:table-cell>
          <table:table-cell table:number-columns-repeated="7"/>
          <table:table-cell office:value-type="string">
            <text:p>KiCS2+HO</text:p>
          </table:table-cell>
          <table:table-cell office:value-type="float" office:value="21.57">
            <text:p>21,57</text:p>
          </table:table-cell>
        </table:table-row>
        <table:table-row table:style-name="ro1">
          <table:table-cell office:value-type="string">
            <text:p>PAKCS </text:p>
          </table:table-cell>
          <table:table-cell office:value-type="float" office:value="26.55">
            <text:p>26,55</text:p>
          </table:table-cell>
          <table:table-cell table:number-columns-repeated="7"/>
          <table:table-cell office:value-type="string">
            <text:p>PAKCS </text:p>
          </table:table-cell>
          <table:table-cell office:value-type="float" office:value="98.57">
            <text:p>98,57</text:p>
          </table:table-cell>
        </table:table-row>
        <table:table-row table:style-name="ro1">
          <table:table-cell office:value-type="string">
            <text:p>MCC <text:s text:c="2"/></text:p>
          </table:table-cell>
          <table:table-cell office:value-type="float" office:value="1.27">
            <text:p>1,27</text:p>
          </table:table-cell>
          <table:table-cell table:number-columns-repeated="7"/>
          <table:table-cell office:value-type="string">
            <text:p>MCC <text:s text:c="2"/></text:p>
          </table:table-cell>
          <table:table-cell office:value-type="float" office:value="2.51">
            <text:p>2,5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>
            <draw:frame table:end-cell-address="Tabelle3.G22" table:end-x="0.607cm" table:end-y="0.271cm" draw:z-index="0" draw:style-name="gr1" svg:width="12.98cm" svg:height="6.999cm" svg:x="1.175cm" svg:y="0.02cm">
              <draw:object draw:notify-on-update-of-ranges="Tabelle3.A3:Tabelle3.A3 Tabelle3.B3:Tabelle3.B3 Tabelle3.A4:Tabelle3.A4 Tabelle3.B4:Tabelle3.B4 Tabelle3.A5:Tabelle3.A5 Tabelle3.B5:Tabelle3.B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table:number-columns-repeated="9"/>
          <table:table-cell>
            <draw:frame table:end-cell-address="Tabelle3.P24" table:end-x="0.047cm" table:end-y="0.171cm" draw:z-index="1" draw:style-name="gr1" svg:width="12.204cm" svg:height="6.999cm" svg:x="1.391cm" svg:y="0.369cm">
              <draw:object draw:notify-on-update-of-ranges="Tabelle3.J3:Tabelle3.J3 Tabelle3.K3:Tabelle3.K3 Tabelle3.J4:Tabelle3.J4 Tabelle3.K4:Tabelle3.K4 Tabelle3.J5:Tabelle3.J5 Tabelle3.K5:Tabelle3.K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</table:table>
      <table:table table:name="Tabelle4" table:style-name="ta1" table:print="false">
        <table:table-column table:style-name="co2" table:number-columns-repeated="16" table:default-cell-style-name="Default"/>
        <table:table-row table:style-name="ro1">
          <table:table-cell table:number-columns-repeated="8"/>
          <table:table-cell>
            <draw:frame table:end-cell-address="Tabelle4.O17" table:end-x="1.43cm" table:end-y="0.207cm" draw:z-index="1" draw:style-name="gr1" svg:width="14.839cm" svg:height="6.999cm" svg:x="0.139cm" svg:y="0.405cm">
              <draw:object draw:notify-on-update-of-ranges="ReverseHO.A2:ReverseHO.A2 ReverseHO.B2:ReverseHO.B2 ReverseHO.A3:ReverseHO.A3 ReverseHO.B3:ReverseHO.B3 ReverseHO.A4:ReverseHO.A4 ReverseHO.B4:ReverseHO.B4 ReverseHO.A5:ReverseHO.A5 ReverseHO.B5:ReverseHO.B5 ReverseHO.A6:ReverseHO.A6 ReverseHO.B6:ReverseHO.B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>
            <draw:frame table:end-cell-address="Tabelle4.H17" table:end-x="1.792cm" table:end-y="0.239cm" draw:z-index="0" draw:style-name="gr1" svg:width="15.339cm" svg:height="6.986cm" svg:x="0.001cm" svg:y="0.001cm">
              <draw:object draw:notify-on-update-of-ranges="Reverse.A2:Reverse.A2 Reverse.B2:Reverse.B2 Reverse.A3:Reverse.A3 Reverse.B3:Reverse.B3 Reverse.A4:Reverse.A4 Reverse.B4:Reverse.B4 Reverse.A5:Reverse.A5 Reverse.B5:Reverse.B5 Reverse.A6:Reverse.A6 Reverse.B6:Reverse.B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  <table:table-cell>
            <draw:frame table:end-cell-address="Tabelle4.U18" table:end-x="1.014cm" table:end-y="0.027cm" draw:z-index="2" draw:style-name="gr1" svg:width="11.568cm" svg:height="6.999cm" svg:x="0.737cm" svg:y="0.226cm">
              <draw:object draw:notify-on-update-of-ranges="Tabelle3.A3:Tabelle3.A3 Tabelle3.B3:Tabelle3.B3 Tabelle3.A4:Tabelle3.A4 Tabelle3.B4:Tabelle3.B4 Tabelle3.A5:Tabelle3.A5 Tabelle3.B5:Tabelle3.B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table table:name="Tabelle5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7">17.07.2011</text:date>, <text:time>16:28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jörn Peemöller</meta:initial-creator>
    <meta:creation-date>2011-04-30T14:19:08</meta:creation-date>
    <dc:date>2011-07-17T16:28:32</dc:date>
    <dc:creator>Björn Peemöller</dc:creator>
    <meta:editing-duration>PT1H33M49S</meta:editing-duration>
    <meta:editing-cycles>5</meta:editing-cycles>
    <meta:generator>LibreOffice/3.3$Unix LibreOffice_project/330m19$Build-202</meta:generator>
    <meta:document-statistic meta:table-count="5" meta:cell-count="3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graphic-properties draw:fill-color="#7e0021"/>
      <style:text-properties fo:font-size="6pt" style:font-size-asian="6pt" style:font-size-complex="6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34cm" svg:height="6.987cm" xlink:href=".." xlink:type="simple" chart:class="chart:bar" chart:style-name="ch1">
        <chart:legend chart:legend-position="end" svg:x="12.531cm" svg:y="1.867cm" chart:style-name="ch2"/>
        <chart:plot-area chart:style-name="ch3" table:cell-range-address="Reverse.A1:Reverse.B6" chart:data-source-has-labels="column" svg:x="1.461cm" svg:y="0.691cm" svg:width="10.458cm" svg:height="5.737cm">
          <chartooo:coordinate-region svg:x="2.294cm" svg:y="0.917cm" svg:width="9.625cm" svg:height="5.286cm"/>
          <chart:axis chart:dimension="x" chart:name="primary-x" chart:style-name="ch4"/>
          <chart:axis chart:dimension="y" chart:name="primary-y" chart:style-name="ch5">
            <chart:title svg:x="0.451cm" svg:y="5.501cm" chart:style-name="ch6">
              <text:p>Runtime in seconds</text:p>
            </chart:title>
            <chart:grid chart:style-name="ch7" chart:class="major"/>
          </chart:axis>
          <chart:series chart:style-name="ch8" chart:values-cell-range-address="Reverse.B1:Reverse.B1" chart:label-cell-address="Reverse.A1:Reverse.A1" chart:class="chart:bar">
            <chart:data-point/>
          </chart:series>
          <chart:series chart:style-name="ch9" chart:values-cell-range-address="Reverse.B2:Reverse.B2" chart:label-cell-address="Reverse.A2:Reverse.A2" chart:class="chart:bar">
            <chart:data-point/>
          </chart:series>
          <chart:series chart:style-name="ch10" chart:values-cell-range-address="Reverse.B3:Reverse.B3" chart:label-cell-address="Reverse.A3:Reverse.A3" chart:class="chart:bar">
            <chart:data-point/>
          </chart:series>
          <chart:series chart:style-name="ch11" chart:values-cell-range-address="Reverse.B4:Reverse.B4" chart:label-cell-address="Reverse.A4:Reverse.A4" chart:class="chart:bar">
            <chart:data-point/>
          </chart:series>
          <chart:series chart:style-name="ch12" chart:values-cell-range-address="Reverse.B5:Reverse.B5" chart:label-cell-address="Reverse.A5:Reverse.A5" chart:class="chart:bar">
            <chart:data-point/>
          </chart:series>
          <chart:series chart:style-name="ch13" chart:values-cell-range-address="Reverse.B6:Reverse.B6" chart:label-cell-address="Reverse.A6:Reverse.A6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KiCS</text:p>
                <draw:g>
                  <svg:desc>Reverse.A1:Reverse.A1</svg:desc>
                </draw:g>
              </table:table-cell>
              <table:table-cell office:value-type="float" office:value="0.16">
                <text:p>0.16</text:p>
                <draw:g>
                  <svg:desc>Reverse.B1:Reverse.B1</svg:desc>
                </draw:g>
              </table:table-cell>
            </table:table-row>
            <table:table-row>
              <table:table-cell office:value-type="string">
                <text:p>KiCS2</text:p>
                <draw:g>
                  <svg:desc>Reverse.A2:Reverse.A2</svg:desc>
                </draw:g>
              </table:table-cell>
              <table:table-cell office:value-type="float" office:value="0.11">
                <text:p>0.11</text:p>
                <draw:g>
                  <svg:desc>Reverse.B2:Reverse.B2</svg:desc>
                </draw:g>
              </table:table-cell>
            </table:table-row>
            <table:table-row>
              <table:table-cell office:value-type="string">
                <text:p>PAKCS </text:p>
                <draw:g>
                  <svg:desc>Reverse.A3:Reverse.A3</svg:desc>
                </draw:g>
              </table:table-cell>
              <table:table-cell office:value-type="float" office:value="2.08">
                <text:p>2.08</text:p>
                <draw:g>
                  <svg:desc>Reverse.B3:Reverse.B3</svg:desc>
                </draw:g>
              </table:table-cell>
            </table:table-row>
            <table:table-row>
              <table:table-cell office:value-type="string">
                <text:p>MCC   </text:p>
                <draw:g>
                  <svg:desc>Reverse.A4:Reverse.A4</svg:desc>
                </draw:g>
              </table:table-cell>
              <table:table-cell office:value-type="float" office:value="0.33">
                <text:p>0.33</text:p>
                <draw:g>
                  <svg:desc>Reverse.B4:Reverse.B4</svg:desc>
                </draw:g>
              </table:table-cell>
            </table:table-row>
            <table:table-row>
              <table:table-cell office:value-type="string">
                <text:p>GHC</text:p>
                <draw:g>
                  <svg:desc>Reverse.A5:Reverse.A5</svg:desc>
                </draw:g>
              </table:table-cell>
              <table:table-cell office:value-type="float" office:value="0.11">
                <text:p>0.11</text:p>
                <draw:g>
                  <svg:desc>Reverse.B5:Reverse.B5</svg:desc>
                </draw:g>
              </table:table-cell>
            </table:table-row>
            <table:table-row>
              <table:table-cell office:value-type="string">
                <text:p>SICSTUS</text:p>
                <draw:g>
                  <svg:desc>Reverse.A6:Reverse.A6</svg:desc>
                </draw:g>
              </table:table-cell>
              <table:table-cell office:value-type="float" office:value="0.38">
                <text:p>0.38</text:p>
                <draw:g>
                  <svg:desc>Reverse.B6:Reverse.B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83caff"/>
      <style:text-properties fo:font-size="6pt" style:font-size-asian="6pt" style:font-size-complex="6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086cm" svg:height="7cm" xlink:href=".." xlink:type="simple" chart:class="chart:bar" chart:style-name="ch1">
        <chart:legend chart:legend-position="end" svg:x="9.272cm" svg:y="1.906cm" chart:style-name="ch2"/>
        <chart:plot-area chart:style-name="ch3" table:cell-range-address="ReverseHO.A2:ReverseHO.B6" chart:data-source-has-labels="column" svg:x="1.416cm" svg:y="0.695cm" svg:width="7.334cm" svg:height="5.745cm">
          <chartooo:coordinate-region svg:x="2.143cm" svg:y="0.921cm" svg:width="6.607cm" svg:height="5.294cm"/>
          <chart:axis chart:dimension="x" chart:name="primary-x" chart:style-name="ch4"/>
          <chart:axis chart:dimension="y" chart:name="primary-y" chart:style-name="ch5">
            <chart:title svg:x="0.451cm" svg:y="5.509cm" chart:style-name="ch6">
              <text:p>Runtime in seconds</text:p>
            </chart:title>
            <chart:grid chart:style-name="ch7" chart:class="major"/>
          </chart:axis>
          <chart:series chart:style-name="ch8" chart:values-cell-range-address="ReverseHO.B2:ReverseHO.B2" chart:label-cell-address="ReverseHO.A2:ReverseHO.A2" chart:class="chart:bar">
            <chart:data-point/>
          </chart:series>
          <chart:series chart:style-name="ch9" chart:values-cell-range-address="ReverseHO.B3:ReverseHO.B3" chart:label-cell-address="ReverseHO.A3:ReverseHO.A3" chart:class="chart:bar">
            <chart:data-point/>
          </chart:series>
          <chart:series chart:style-name="ch10" chart:values-cell-range-address="ReverseHO.B4:ReverseHO.B4" chart:label-cell-address="ReverseHO.A4:ReverseHO.A4" chart:class="chart:bar">
            <chart:data-point/>
          </chart:series>
          <chart:series chart:style-name="ch11" chart:values-cell-range-address="ReverseHO.B5:ReverseHO.B5" chart:label-cell-address="ReverseHO.A5:ReverseHO.A5" chart:class="chart:bar">
            <chart:data-point/>
          </chart:series>
          <chart:series chart:style-name="ch12" chart:values-cell-range-address="ReverseHO.B6:ReverseHO.B6" chart:label-cell-address="ReverseHO.A6:ReverseHO.A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KiCS2 w/o HO-Optim.</text:p>
                <draw:g>
                  <svg:desc>ReverseHO.A2:ReverseHO.A2</svg:desc>
                </draw:g>
              </table:table-cell>
              <table:table-cell office:value-type="float" office:value="32.44">
                <text:p>32.44</text:p>
                <draw:g>
                  <svg:desc>ReverseHO.B2:ReverseHO.B2</svg:desc>
                </draw:g>
              </table:table-cell>
            </table:table-row>
            <table:table-row>
              <table:table-cell office:value-type="string">
                <text:p>KiCS2</text:p>
                <draw:g>
                  <svg:desc>ReverseHO.A3:ReverseHO.A3</svg:desc>
                </draw:g>
              </table:table-cell>
              <table:table-cell office:value-type="float" office:value="0.2">
                <text:p>0.2</text:p>
                <draw:g>
                  <svg:desc>ReverseHO.B3:ReverseHO.B3</svg:desc>
                </draw:g>
              </table:table-cell>
            </table:table-row>
            <table:table-row>
              <table:table-cell office:value-type="string">
                <text:p>PAKCS </text:p>
                <draw:g>
                  <svg:desc>ReverseHO.A4:ReverseHO.A4</svg:desc>
                </draw:g>
              </table:table-cell>
              <table:table-cell office:value-type="float" office:value="6.94">
                <text:p>6.94</text:p>
                <draw:g>
                  <svg:desc>ReverseHO.B4:ReverseHO.B4</svg:desc>
                </draw:g>
              </table:table-cell>
            </table:table-row>
            <table:table-row>
              <table:table-cell office:value-type="string">
                <text:p>MCC   </text:p>
                <draw:g>
                  <svg:desc>ReverseHO.A5:ReverseHO.A5</svg:desc>
                </draw:g>
              </table:table-cell>
              <table:table-cell office:value-type="float" office:value="0.24">
                <text:p>0.24</text:p>
                <draw:g>
                  <svg:desc>ReverseHO.B5:ReverseHO.B5</svg:desc>
                </draw:g>
              </table:table-cell>
            </table:table-row>
            <table:table-row>
              <table:table-cell office:value-type="string">
                <text:p>GHC</text:p>
                <draw:g>
                  <svg:desc>ReverseHO.A6:ReverseHO.A6</svg:desc>
                </draw:g>
              </table:table-cell>
              <table:table-cell office:value-type="float" office:value="0.22">
                <text:p>0.22</text:p>
                <draw:g>
                  <svg:desc>ReverseHO.B6:ReverseHO.B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1cm" svg:height="7cm" xlink:href=".." chart:class="chart:bar" chart:style-name="ch1">
        <chart:legend chart:legend-position="end" svg:x="9.631cm" svg:y="2.556cm" chart:style-name="ch2"/>
        <chart:plot-area chart:style-name="ch3" table:cell-range-address="Tabelle3.A3:Tabelle3.B5" chart:data-source-has-labels="row" svg:x="0.317cm" svg:y="0.14cm" svg:width="9.056cm" svg:height="6.58cm">
          <chart:axis chart:dimension="x" chart:name="primary-x" chart:style-name="ch4"/>
          <chart:axis chart:dimension="y" chart:name="primary-y" chart:style-name="ch5">
            <chart:title svg:x="0.26cm" svg:y="5.296cm" chart:style-name="ch6">
              <text:p>Runtime in seconds</text:p>
            </chart:title>
            <chart:grid chart:style-name="ch7" chart:class="major"/>
          </chart:axis>
          <chart:series chart:style-name="ch8" chart:values-cell-range-address="Tabelle3.B3:Tabelle3.B3" chart:label-cell-address="Tabelle3.A3:Tabelle3.A3" chart:class="chart:bar">
            <chart:data-point/>
          </chart:series>
          <chart:series chart:style-name="ch9" chart:values-cell-range-address="Tabelle3.B4:Tabelle3.B4" chart:label-cell-address="Tabelle3.A4:Tabelle3.A4" chart:class="chart:bar">
            <chart:data-point/>
          </chart:series>
          <chart:series chart:style-name="ch10" chart:values-cell-range-address="Tabelle3.B5:Tabelle3.B5" chart:label-cell-address="Tabelle3.A5:Tabelle3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3.A3:Tabelle3.A3">KiCS2+HO</text:p>
              </table:table-cell>
              <table:table-cell office:value-type="string">
                <text:p text:id="Tabelle3.A4:Tabelle3.A4">PAKCS </text:p>
              </table:table-cell>
              <table:table-cell office:value-type="string">
                <text:p text:id="Tabelle3.A5:Tabelle3.A5">MCC   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.87">
                <text:p text:id="Tabelle3.B3:Tabelle3.B3">2.87</text:p>
              </table:table-cell>
              <table:table-cell office:value-type="float" office:value="26.55">
                <text:p text:id="Tabelle3.B4:Tabelle3.B4">26.55</text:p>
              </table:table-cell>
              <table:table-cell office:value-type="float" office:value="1.27">
                <text:p text:id="Tabelle3.B5:Tabelle3.B5">1.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4cm" svg:height="6.987cm" xlink:href=".." xlink:type="simple" chart:class="chart:bar" chart:style-name="ch1">
        <chart:legend chart:legend-position="end" svg:x="12.531cm" svg:y="2.124cm" chart:style-name="ch2"/>
        <chart:plot-area chart:style-name="ch3" table:cell-range-address="Reverse.A2:Reverse.B6" chart:data-source-has-labels="column" svg:x="1.461cm" svg:y="0.691cm" svg:width="10.458cm" svg:height="5.737cm">
          <chartooo:coordinate-region svg:x="2.294cm" svg:y="0.917cm" svg:width="9.625cm" svg:height="5.286cm"/>
          <chart:axis chart:dimension="x" chart:name="primary-x" chart:style-name="ch4"/>
          <chart:axis chart:dimension="y" chart:name="primary-y" chart:style-name="ch5">
            <chart:title svg:x="0.451cm" svg:y="5.501cm" chart:style-name="ch6">
              <text:p>Runtime in seconds</text:p>
            </chart:title>
            <chart:grid chart:style-name="ch7" chart:class="major"/>
          </chart:axis>
          <chart:series chart:style-name="ch8" chart:values-cell-range-address="Reverse.B2:Reverse.B2" chart:label-cell-address="Reverse.A2:Reverse.A2" chart:class="chart:bar">
            <chart:data-point/>
          </chart:series>
          <chart:series chart:style-name="ch9" chart:values-cell-range-address="Reverse.B3:Reverse.B3" chart:label-cell-address="Reverse.A3:Reverse.A3" chart:class="chart:bar">
            <chart:data-point/>
          </chart:series>
          <chart:series chart:style-name="ch10" chart:values-cell-range-address="Reverse.B4:Reverse.B4" chart:label-cell-address="Reverse.A4:Reverse.A4" chart:class="chart:bar">
            <chart:data-point/>
          </chart:series>
          <chart:series chart:style-name="ch11" chart:values-cell-range-address="Reverse.B5:Reverse.B5" chart:label-cell-address="Reverse.A5:Reverse.A5" chart:class="chart:bar">
            <chart:data-point/>
          </chart:series>
          <chart:series chart:style-name="ch12" chart:values-cell-range-address="Reverse.B6:Reverse.B6" chart:label-cell-address="Reverse.A6:Reverse.A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KiCS2</text:p>
                <draw:g>
                  <svg:desc>Reverse.A2:Reverse.A2</svg:desc>
                </draw:g>
              </table:table-cell>
              <table:table-cell office:value-type="float" office:value="0.11">
                <text:p>0.11</text:p>
                <draw:g>
                  <svg:desc>Reverse.B2:Reverse.B2</svg:desc>
                </draw:g>
              </table:table-cell>
            </table:table-row>
            <table:table-row>
              <table:table-cell office:value-type="string">
                <text:p>PAKCS </text:p>
                <draw:g>
                  <svg:desc>Reverse.A3:Reverse.A3</svg:desc>
                </draw:g>
              </table:table-cell>
              <table:table-cell office:value-type="float" office:value="2.08">
                <text:p>2.08</text:p>
                <draw:g>
                  <svg:desc>Reverse.B3:Reverse.B3</svg:desc>
                </draw:g>
              </table:table-cell>
            </table:table-row>
            <table:table-row>
              <table:table-cell office:value-type="string">
                <text:p>MCC   </text:p>
                <draw:g>
                  <svg:desc>Reverse.A4:Reverse.A4</svg:desc>
                </draw:g>
              </table:table-cell>
              <table:table-cell office:value-type="float" office:value="0.33">
                <text:p>0.33</text:p>
                <draw:g>
                  <svg:desc>Reverse.B4:Reverse.B4</svg:desc>
                </draw:g>
              </table:table-cell>
            </table:table-row>
            <table:table-row>
              <table:table-cell office:value-type="string">
                <text:p>GHC</text:p>
                <draw:g>
                  <svg:desc>Reverse.A5:Reverse.A5</svg:desc>
                </draw:g>
              </table:table-cell>
              <table:table-cell office:value-type="float" office:value="0.11">
                <text:p>0.11</text:p>
                <draw:g>
                  <svg:desc>Reverse.B5:Reverse.B5</svg:desc>
                </draw:g>
              </table:table-cell>
            </table:table-row>
            <table:table-row>
              <table:table-cell office:value-type="string">
                <text:p>SICSTUS</text:p>
                <draw:g>
                  <svg:desc>Reverse.A6:Reverse.A6</svg:desc>
                </draw:g>
              </table:table-cell>
              <table:table-cell office:value-type="float" office:value="0.38">
                <text:p>0.38</text:p>
                <draw:g>
                  <svg:desc>Reverse.B6:Reverse.B6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83caff"/>
      <style:text-properties fo:font-size="6pt" style:font-size-asian="6pt" style:font-size-complex="6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84cm" svg:height="7cm" xlink:href=".." xlink:type="simple" chart:class="chart:bar" chart:style-name="ch1">
        <chart:legend chart:legend-position="end" svg:x="9.809cm" svg:y="2.131cm" chart:style-name="ch2"/>
        <chart:plot-area chart:style-name="ch3" table:cell-range-address="ReverseHO.A2:ReverseHO.B6" chart:data-source-has-labels="column" svg:x="1.451cm" svg:y="0.695cm" svg:width="7.766cm" svg:height="5.745cm">
          <chartooo:coordinate-region svg:x="2.178cm" svg:y="0.921cm" svg:width="7.039cm" svg:height="5.294cm"/>
          <chart:axis chart:dimension="x" chart:name="primary-x" chart:style-name="ch4"/>
          <chart:axis chart:dimension="y" chart:name="primary-y" chart:style-name="ch5">
            <chart:title svg:x="0.451cm" svg:y="5.509cm" chart:style-name="ch6">
              <text:p>Runtime in seconds</text:p>
            </chart:title>
            <chart:grid chart:style-name="ch7" chart:class="major"/>
          </chart:axis>
          <chart:series chart:style-name="ch8" chart:values-cell-range-address="ReverseHO.B2:ReverseHO.B2" chart:label-cell-address="ReverseHO.A2:ReverseHO.A2" chart:class="chart:bar">
            <chart:data-point/>
          </chart:series>
          <chart:series chart:style-name="ch9" chart:values-cell-range-address="ReverseHO.B3:ReverseHO.B3" chart:label-cell-address="ReverseHO.A3:ReverseHO.A3" chart:class="chart:bar">
            <chart:data-point/>
          </chart:series>
          <chart:series chart:style-name="ch10" chart:values-cell-range-address="ReverseHO.B4:ReverseHO.B4" chart:label-cell-address="ReverseHO.A4:ReverseHO.A4" chart:class="chart:bar">
            <chart:data-point/>
          </chart:series>
          <chart:series chart:style-name="ch11" chart:values-cell-range-address="ReverseHO.B5:ReverseHO.B5" chart:label-cell-address="ReverseHO.A5:ReverseHO.A5" chart:class="chart:bar">
            <chart:data-point/>
          </chart:series>
          <chart:series chart:style-name="ch12" chart:values-cell-range-address="ReverseHO.B6:ReverseHO.B6" chart:label-cell-address="ReverseHO.A6:ReverseHO.A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KiCS2 w/o HO-Optim.</text:p>
                <draw:g>
                  <svg:desc>ReverseHO.A2:ReverseHO.A2</svg:desc>
                </draw:g>
              </table:table-cell>
              <table:table-cell office:value-type="float" office:value="32.44">
                <text:p>32.44</text:p>
                <draw:g>
                  <svg:desc>ReverseHO.B2:ReverseHO.B2</svg:desc>
                </draw:g>
              </table:table-cell>
            </table:table-row>
            <table:table-row>
              <table:table-cell office:value-type="string">
                <text:p>KiCS2</text:p>
                <draw:g>
                  <svg:desc>ReverseHO.A3:ReverseHO.A3</svg:desc>
                </draw:g>
              </table:table-cell>
              <table:table-cell office:value-type="float" office:value="0.2">
                <text:p>0.2</text:p>
                <draw:g>
                  <svg:desc>ReverseHO.B3:ReverseHO.B3</svg:desc>
                </draw:g>
              </table:table-cell>
            </table:table-row>
            <table:table-row>
              <table:table-cell office:value-type="string">
                <text:p>PAKCS </text:p>
                <draw:g>
                  <svg:desc>ReverseHO.A4:ReverseHO.A4</svg:desc>
                </draw:g>
              </table:table-cell>
              <table:table-cell office:value-type="float" office:value="6.94">
                <text:p>6.94</text:p>
                <draw:g>
                  <svg:desc>ReverseHO.B4:ReverseHO.B4</svg:desc>
                </draw:g>
              </table:table-cell>
            </table:table-row>
            <table:table-row>
              <table:table-cell office:value-type="string">
                <text:p>MCC   </text:p>
                <draw:g>
                  <svg:desc>ReverseHO.A5:ReverseHO.A5</svg:desc>
                </draw:g>
              </table:table-cell>
              <table:table-cell office:value-type="float" office:value="0.24">
                <text:p>0.24</text:p>
                <draw:g>
                  <svg:desc>ReverseHO.B5:ReverseHO.B5</svg:desc>
                </draw:g>
              </table:table-cell>
            </table:table-row>
            <table:table-row>
              <table:table-cell office:value-type="string">
                <text:p>GHC</text:p>
                <draw:g>
                  <svg:desc>ReverseHO.A6:ReverseHO.A6</svg:desc>
                </draw:g>
              </table:table-cell>
              <table:table-cell office:value-type="float" office:value="0.22">
                <text:p>0.22</text:p>
                <draw:g>
                  <svg:desc>ReverseHO.B6:ReverseHO.B6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569cm" svg:height="7cm" xlink:href=".." chart:class="chart:bar" chart:style-name="ch1">
        <chart:legend chart:legend-position="end" svg:x="8.247cm" svg:y="2.556cm" chart:style-name="ch2"/>
        <chart:plot-area chart:style-name="ch3" table:cell-range-address="Tabelle3.A3:Tabelle3.B5" chart:data-source-has-labels="row" svg:x="0.261cm" svg:y="0.14cm" svg:width="7.756cm" svg:height="6.58cm">
          <chart:axis chart:dimension="x" chart:name="primary-x" chart:style-name="ch4"/>
          <chart:axis chart:dimension="y" chart:name="primary-y" chart:style-name="ch5">
            <chart:title svg:x="0.232cm" svg:y="5.296cm" chart:style-name="ch6">
              <text:p>Runtime in seconds</text:p>
            </chart:title>
            <chart:grid chart:style-name="ch7" chart:class="major"/>
          </chart:axis>
          <chart:series chart:style-name="ch8" chart:values-cell-range-address="Tabelle3.B3:Tabelle3.B3" chart:label-cell-address="Tabelle3.A3:Tabelle3.A3" chart:class="chart:bar">
            <chart:data-point/>
          </chart:series>
          <chart:series chart:style-name="ch9" chart:values-cell-range-address="Tabelle3.B4:Tabelle3.B4" chart:label-cell-address="Tabelle3.A4:Tabelle3.A4" chart:class="chart:bar">
            <chart:data-point/>
          </chart:series>
          <chart:series chart:style-name="ch10" chart:values-cell-range-address="Tabelle3.B5:Tabelle3.B5" chart:label-cell-address="Tabelle3.A5:Tabelle3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3.A3:Tabelle3.A3">KiCS2+HO</text:p>
              </table:table-cell>
              <table:table-cell office:value-type="string">
                <text:p text:id="Tabelle3.A4:Tabelle3.A4">PAKCS </text:p>
              </table:table-cell>
              <table:table-cell office:value-type="string">
                <text:p text:id="Tabelle3.A5:Tabelle3.A5">MCC   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.87">
                <text:p text:id="Tabelle3.B3:Tabelle3.B3">2.87</text:p>
              </table:table-cell>
              <table:table-cell office:value-type="float" office:value="26.55">
                <text:p text:id="Tabelle3.B4:Tabelle3.B4">26.55</text:p>
              </table:table-cell>
              <table:table-cell office:value-type="float" office:value="1.27">
                <text:p text:id="Tabelle3.B5:Tabelle3.B5">1.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05cm" svg:height="7cm" xlink:href=".." chart:class="chart:bar" chart:style-name="ch1">
        <chart:legend chart:legend-position="end" svg:x="8.87cm" svg:y="2.556cm" chart:style-name="ch2"/>
        <chart:plot-area chart:style-name="ch3" table:cell-range-address="Tabelle3.J3:Tabelle3.K5" chart:data-source-has-labels="row" svg:x="0.287cm" svg:y="0.14cm" svg:width="8.34cm" svg:height="6.58cm">
          <chart:axis chart:dimension="x" chart:name="primary-x" chart:style-name="ch4"/>
          <chart:axis chart:dimension="y" chart:name="primary-y" chart:style-name="ch5">
            <chart:title svg:x="0.245cm" svg:y="5.296cm" chart:style-name="ch6">
              <text:p>Runtime in seconds</text:p>
            </chart:title>
            <chart:grid chart:style-name="ch7" chart:class="major"/>
          </chart:axis>
          <chart:series chart:style-name="ch8" chart:values-cell-range-address="Tabelle3.K3:Tabelle3.K3" chart:label-cell-address="Tabelle3.J3:Tabelle3.J3" chart:class="chart:bar">
            <chart:data-point/>
          </chart:series>
          <chart:series chart:style-name="ch9" chart:values-cell-range-address="Tabelle3.K4:Tabelle3.K4" chart:label-cell-address="Tabelle3.J4:Tabelle3.J4" chart:class="chart:bar">
            <chart:data-point/>
          </chart:series>
          <chart:series chart:style-name="ch10" chart:values-cell-range-address="Tabelle3.K5:Tabelle3.K5" chart:label-cell-address="Tabelle3.J5:Tabelle3.J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3.J3:Tabelle3.J3">KiCS2+HO</text:p>
              </table:table-cell>
              <table:table-cell office:value-type="string">
                <text:p text:id="Tabelle3.J4:Tabelle3.J4">PAKCS </text:p>
              </table:table-cell>
              <table:table-cell office:value-type="string">
                <text:p text:id="Tabelle3.J5:Tabelle3.J5">MCC   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1.57">
                <text:p text:id="Tabelle3.K3:Tabelle3.K3">21.57</text:p>
              </table:table-cell>
              <table:table-cell office:value-type="float" office:value="98.57">
                <text:p text:id="Tabelle3.K4:Tabelle3.K4">98.57</text:p>
              </table:table-cell>
              <table:table-cell office:value-type="float" office:value="2.51">
                <text:p text:id="Tabelle3.K5:Tabelle3.K5">2.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